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A0000000A3564257B617E83CE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fo:color="#729fcf" loext:opacity="100%" style:font-name="Industry-Light" fo:font-size="12pt" fo:font-weight="normal" style:font-size-asian="12pt" style:font-weight-asian="normal"/>
    </style:style>
    <style:style style:name="P3" style:family="paragraph" style:parent-style-name="Text_20_body">
      <style:text-properties style:font-name="Industry-Light" fo:font-size="12pt" fo:font-weight="normal" style:font-size-asian="12pt" style:font-weight-asian="normal"/>
    </style:style>
    <style:style style:name="P4" style:family="paragraph" style:parent-style-name="Text_20_body" style:list-style-name="L1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Industry-Light" fo:font-size="12pt" fo:font-weight="normal" style:font-size-asian="12pt" style:font-weight-asian="normal"/>
    </style:style>
    <style:style style:name="P5" style:family="paragraph" style:parent-style-name="Text_20_body" style:list-style-name="L1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Industry-Light" fo:font-size="12pt" fo:font-weight="normal" officeooo:paragraph-rsid="00054eda" style:font-size-asian="12pt" style:font-weight-asian="normal"/>
    </style:style>
    <style:style style:name="P6" style:family="paragraph" style:parent-style-name="Text_20_body" style:list-style-name="L1">
      <loext:graphic-properties draw:fill="none"/>
      <style:paragraph-properties fo:margin-top="0cm" fo:margin-bottom="0.247cm" style:contextual-spacing="false" fo:line-height="115%" fo:background-color="transparent"/>
      <style:text-properties style:font-name="Industry-Light" fo:font-size="12pt" fo:font-weight="normal" officeooo:paragraph-rsid="00054eda" style:font-size-asian="12pt" style:font-weight-asian="normal"/>
    </style:style>
    <style:style style:name="P7" style:family="paragraph" style:parent-style-name="Text_20_body" style:list-style-name="L1">
      <loext:graphic-properties draw:fill="none"/>
      <style:paragraph-properties fo:margin-top="0cm" fo:margin-bottom="0.247cm" style:contextual-spacing="false" fo:line-height="115%" fo:background-color="transparent"/>
      <style:text-properties style:font-name="Industry-Light" fo:font-size="12pt" fo:font-weight="normal" style:font-size-asian="12pt" style:font-weight-asian="normal"/>
    </style:style>
    <style:style style:name="P8" style:family="paragraph">
      <style:paragraph-properties fo:text-align="center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3.27cm" fo:text-indent="-0.635cm" fo:margin-left="3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Buenas Prácticas</text:p>
      <text:p text:style-name="Text_20_body"/>
      <text:p text:style-name="P3"><text:tab/>Fortificación del host, limitar y controlar usuarios que pueden acceder a docker, particiones diferentes para contenedores, etc.</text:p>
      <text:p text:style-name="P3"/>
      <text:list xml:id="list2911728148" text:style-name="L1">
        <text:list-item>
          <text:p text:style-name="P4">Utilizar usuarios no privilegiados para ejecutar la aplicación en el contenedor.</text:p>
        </text:list-item>
        <text:list-item>
          <text:p text:style-name="P5">Uso de imágenes con la funcionalidad mínima requerida para ejecutar la aplicación. </text:p>
        </text:list-item>
        <text:list-item>
          <text:p text:style-name="P6">Uso de imágenes multifase cuando se requiera de utilidades, información, etc. que sólo se necesitan para construir la imagen final.</text:p>
        </text:list-item>
        <text:list-item>
          <text:p text:style-name="P7">No montar directorios sensibles en un contenedor.</text:p>
        </text:list-item>
        <text:list-item>
          <text:p text:style-name="P6">Ejecución de contenedores con las capacidades mínimas: --cap-drop,--cap-add</text:p>
        </text:list-item>
        <text:list-item>
          <text:p text:style-name="P6">Uso de la instrucción COPY en vez de ADD.</text:p>
        </text:list-item>
        <text:list-item>
          <text:p text:style-name="P7">Eliminar los permisos de setuid y setgid de los binarios de la imagen.</text:p>
        </text:list-item>
        <text:list-item>
          <text:p text:style-name="P7">No correr ningún contenedor en modo privilegiado.</text:p>
        </text:list-item>
        <text:list-item>
          <text:p text:style-name="P7">Análisis de las imágenes periódicamente para detectar posibles vulnerabilidades o problemas→clair,dagda,anchore,snyk.</text:p>
        </text:list-item>
        <text:list-item>
          <text:p text:style-name="P7">Configurar el motor de docker para que solo permita correr imágenes firmadas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Contenido" style:family="paragraph" style:parent-style-name="Standard" style:default-outline-level="">
      <style:paragraph-properties fo:margin-left="0.6cm" fo:margin-right="0.6cm" fo:margin-top="0.212cm" fo:margin-bottom="0.529cm" style:contextual-spacing="false" fo:line-height="150%" fo:text-align="justify" style:justify-single-word="false" fo:text-indent="1cm" style:auto-text-indent="false"/>
      <style:text-properties style:font-name="Industry-Light" fo:font-family="Industry-Light" style:font-family-generic="roman" style:font-pitch="variable" fo:font-size="12pt" fo:font-weight="normal" style:font-size-asian="12pt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list-level-style-number>
      <text:list-level-style-number text:level="2" style:num-format="一, 二, 三, ...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name="Forma1_0" draw:style-name="Mgr1" draw:text-style-name="MP1" svg:x1="-0.263cm" svg:y1="0.219cm" svg:x2="17.475cm" svg:y2="0.24cm"><text:p/></draw:line></text:p>
      </style:header>
      <style:footer>
        <text:p text:style-name="MP2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4:04:00</meta:creation-date>
    <dc:date>2022-08-24T13:56:11.688000000</dc:date>
    <meta:editing-duration>PT16M26S</meta:editing-duration>
    <meta:editing-cycles>6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3" meta:word-count="142" meta:character-count="928" meta:non-whitespace-character-count="809"/>
  </office:meta>
</office:document-meta>
</file>